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Обычный" style:family="paragraph">
      <style:text-properties fo:font-weight="bold" style:font-weight-asian="bold" style:font-weight-complex="bold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font-weight="bold" style:font-weight-asian="bold" style:font-weight-complex="bold"/>
    </style:style>
    <style:style style:name="P25" style:parent-style-name="Обычный" style:family="paragraph">
      <style:text-properties fo:font-weight="bold" style:font-weight-asian="bold" style:font-weight-complex="bold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P28" style:parent-style-name="Обычный" style:family="paragraph">
      <style:text-properties fo:font-weight="bold" style:font-weight-asian="bold" style:font-weight-complex="bold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Самостоятельная работа по теме "Списки в Python"</text:p>
      <text:p text:style-name="P2">Вариант 1</text:p>
      <text:p text:style-name="Обычный">1. <text:s/>Дан список numbers = [10, 20, 30, 40, 50]. Увеличьте первый элемент списка в 3 раза, а последний элемент — в 2 раза. Выведите измененный список.</text:p>
      <text:p text:style-name="Обычный">2. <text:s/>Дан список<text:s/>содержаний слова:<text:s/>"яблоко", "банан", "апельсин", "виноград".<text:s/><text:s/>Выведите на экран второй и четвертый элементы списка.</text:p>
      <text:p text:style-name="Обычный">3.<text:s/>Напишите программу, которая генерирует<text:s/>список squares, содержащий квадраты целых чисел от 1 до<text:s/>25. Выведите этот список.<text:s/></text:p>
      <text:p text:style-name="Обычный">4. <text:s/>На вход программе подается строка текста, разделенная пробелами. Напишите программу, которая создает из этой строки список, затем находит и выводит самый короткий элемент (строку) в этом списке. Если таких элементов несколько, выведите первый из них.</text:p>
      <text:p text:style-name="Обычный"><text:s text:c="4"/>Пример ввода: `привет мир python java`</text:p>
      <text:p text:style-name="Обычный"><text:s text:c="4"/>Пример вывода: `мир`</text:p>
      <text:p text:style-name="Обычный">5. <text:s/>Дан<text:span text:style-name="T3"><text:s/></text:span>список<text:span text:style-name="T4">:<text:s/></text:span><text:span text:style-name="T5">l</text:span><text:span text:style-name="T6"><text:s/>=<text:s/></text:span><text:span text:style-name="T7">[</text:span><text:span text:style-name="T8">Python</text:span><text:span text:style-name="T9">,</text:span><text:span text:style-name="T10">Java</text:span><text:span text:style-name="T11">,</text:span><text:span text:style-name="T12">C++</text:span><text:span text:style-name="T13">,</text:span><text:span text:style-name="T14">JavaScript</text:span><text:span text:style-name="T15">,</text:span><text:span text:style-name="T16">Ruby</text:span><text:span text:style-name="T17">]</text:span><text:span text:style-name="T18">.<text:s/></text:span>Напишите программу, которая выводит строку вида:<text:s/><text:span text:style-name="T19">Python</text:span>@<text:span text:style-name="T20">Java</text:span>@<text:span text:style-name="T21">C</text:span>++@<text:span text:style-name="T22">JavaScript</text:span>@<text:span text:style-name="T23">Ruby</text:span><text:s/>.</text:p>
      <text:p text:style-name="Обычный"/>
      <text:p text:style-name="Обычный"><text:span text:style-name="T24">Вариант 2</text:span></text:p>
      <text:p text:style-name="Обычный"/>
      <text:p text:style-name="Обычный">1. <text:s/>Дан список colors = ["красный", "зеленый", "синий"]. Добавьте в конец списка элемент "желтый", а в начало — элемент "черный". Выведите полученный список и его длину.</text:p>
      <text:p text:style-name="Обычный">2. <text:s/>Дан список temperatures = [22.5, 18.0, 25.1, 20.8, 23.0]. Найдите и выведите среднюю температуру (среднее арифметическое элементов списка).</text:p>
      <text:p text:style-name="Обычный">3. <text:s/>Напишите программу, которая генерирует<text:s/>список odd_numbers, содержащий все нечетные числа от 11 до<text:s/>121<text:s/>включительно. Выведите этот список.</text:p>
      <text:p text:style-name="Обычный">4. <text:s/>На вход программе подается строка текста, разделенная пробелами. Напишите программу, которая создает из этой строки список слов, а затем выводит список, состоящий только из тех слов, длина которых больше 5 символов.</text:p>
      <text:p text:style-name="Обычный"><text:s text:c="4"/>Пример ввода: `программирование это очень интересно и полезно`</text:p>
      <text:p text:style-name="Обычный"><text:s text:c="4"/>Пример вывода: `['программирование', 'интересно', 'полезно']`</text:p>
      <text:p text:style-name="Обычный">5. <text:s/>Дана строка: `sentence = "Я учусь программировать на языке Python"`. Разбейте строку на список слов. Сгенерируйте<text:s/>новый список, содержащий длины каждого слова из исходного списка (сколько букв в каждом слове). Выведите этот новый список. Например, для `"Привет мир"` результат был бы `[6, 3]`.</text:p>
      <text:soft-page-break/>
      <text:p text:style-name="P25">Вариант 3</text:p>
      <text:p text:style-name="Обычный"/>
      <text:p text:style-name="Обычный">1. <text:s/>Дан<text:span text:style-name="T26"><text:s/></text:span>список<text:span text:style-name="T27"><text:s/>data = ["Python", 3.9, True, 2024].<text:s/></text:span>Измените второй элемент списка (по индексу 1) на `"Java"`, а третий — на False. Выведите измененный список.</text:p>
      <text:p text:style-name="Обычный">2. <text:s/>Дан список nums = [4, 8, 15, 16, 23, 42]. Выведите на экран элементы списка с третьего по пятый (включительно).</text:p>
      <text:p text:style-name="Обычный">3. <text:s/>Создайте список, содержащий 4 любых города (строки). Выведите список в обратном порядке.</text:p>
      <text:p text:style-name="Обычный">4. <text:s/>На вход программе подается строка текста, содержащая целые числа, разделенные пробелами.<text:s/>Напишите программу, которая создает из этой строки список целых чисел, а затем выводит список, состоящий только из четных чисел исходного списка в том же порядке.</text:p>
      <text:p text:style-name="Обычный"><text:s text:c="4"/>Пример ввода: `4 7 12 5 8 3 10`</text:p>
      <text:p text:style-name="Обычный"><text:s text:c="4"/>Пример вывода: `[4, 12, 8, 10]`</text:p>
      <text:p text:style-name="Обычный">5. <text:s/>Пользователь вводит числа, разделенные пробелами. Например: `"12 7 34 8 5"`. Преобразуйте эту строку в список целых чисел. Найдите сумму и произведение всех элементов этого списка. Выведите оба результата.</text:p>
      <text:p text:style-name="Обычный"/>
      <text:p text:style-name="P28">Вариант 4</text:p>
      <text:p text:style-name="Обычный"/>
      <text:p text:style-name="Обычный">1. <text:s/>Дан<text:span text:style-name="T29"><text:s/></text:span>список<text:span text:style-name="T30"><text:s/>letters = ['a', 'b', 'c', 'd'].<text:s/></text:span>Поменяйте местами второй и третий элементы списка. Выведите результат.</text:p>
      <text:p text:style-name="Обычный">2. <text:s/>Дан список grades = [4, 5, 3, 4, 5, 5, 4]. Посчитайте и выведите, сколько в списке отличных оценок (равных 5).</text:p>
      <text:p text:style-name="Обычный">3. <text:s/>Напишите программу, которая генерирует<text:s/>список из<text:s/>19 нулей. Затем замените центральный элемент (по индексу) на число 1. Выведите список.</text:p>
      <text:p text:style-name="Обычный">4. <text:s/>На вход программе подается строка текста, разделенная пробелами. Напишите программу, которая создает из этой строки список, затем выводит список, в котором элементы идут в обратном порядке относительно исходного.</text:p>
      <text:p text:style-name="Обычный"><text:s text:c="4"/>Пример ввода: `сегодня хорошая погода`</text:p>
      <text:p text:style-name="Обычный"><text:s text:c="4"/>Пример вывода: `['погода', 'хорошая', 'сегодня']`</text:p>
      <text:p text:style-name="Обычный">5. <text:s/>У вас есть список имен: names = ["Анна", "Петр", "Мария", "Иван"]. Создайте из этого списка строку:</text:p>
      <text:p text:style-name="Обычный"><text:s text:c="4"/>"Привет, Анна, Петр, Мария, Иван!"`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12-11T18:41:00Z</meta:creation-date>
    <dc:date>2025-12-11T19:03:00Z</dc:date>
    <meta:template xlink:href="Normal.dotm" xlink:type="simple"/>
    <meta:editing-cycles>2</meta:editing-cycles>
    <meta:editing-duration>PT1320S</meta:editing-duration>
    <meta:document-statistic meta:page-count="2" meta:paragraph-count="7" meta:word-count="567" meta:character-count="3798" meta:row-count="26" meta:non-whitespace-character-count="3238"/>
  </office:meta>
</office:document-meta>
</file>